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9b2" officeooo:paragraph-rsid="0017b9b2"/>
    </style:style>
    <style:style style:name="P2" style:family="paragraph" style:parent-style-name="Standard">
      <style:text-properties fo:font-weight="bold" officeooo:rsid="0017b9b2" officeooo:paragraph-rsid="0017b9b2" style:font-weight-asian="bold" style:font-weight-complex="bold"/>
    </style:style>
    <style:style style:name="P3" style:family="paragraph" style:parent-style-name="Standard">
      <style:text-properties fo:font-weight="bold" officeooo:rsid="00199707" officeooo:paragraph-rsid="00199707" style:font-weight-asian="bold" style:font-weight-complex="bold"/>
    </style:style>
    <style:style style:name="P4" style:family="paragraph" style:parent-style-name="Standard">
      <style:text-properties fo:font-weight="bold" officeooo:rsid="0019c696" officeooo:paragraph-rsid="0019c696" style:font-weight-asian="bold" style:font-weight-complex="bold"/>
    </style:style>
    <style:style style:name="P5" style:family="paragraph" style:parent-style-name="Standard">
      <style:text-properties fo:font-weight="bold" officeooo:rsid="0019c696" officeooo:paragraph-rsid="0019cf79" style:font-weight-asian="bold" style:font-weight-complex="bold"/>
    </style:style>
    <style:style style:name="P6" style:family="paragraph" style:parent-style-name="Standard">
      <style:text-properties fo:font-weight="normal" officeooo:rsid="00199707" officeooo:paragraph-rsid="00199707" style:font-weight-asian="normal" style:font-weight-complex="normal"/>
    </style:style>
    <style:style style:name="P7" style:family="paragraph" style:parent-style-name="Standard">
      <style:text-properties officeooo:rsid="0019c696" officeooo:paragraph-rsid="0019c696"/>
    </style:style>
    <style:style style:name="P8" style:family="paragraph" style:parent-style-name="Standard">
      <style:text-properties officeooo:rsid="0019c696" officeooo:paragraph-rsid="0019cf7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c696"/>
    </style:style>
    <style:style style:name="T3" style:family="text">
      <style:text-properties officeooo:rsid="0019cf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Create table Bank(</text:p>
      <text:p text:style-name="Standard"><text:s text:c="2"/>2 <text:s/>bk_code varchar(16), bk_name varchar(25), bk_address varchar(50),</text:p>
      <text:p text:style-name="Standard"><text:s text:c="2"/>3 <text:s/>primary key(bk_code));</text:p>
      <text:p text:style-name="Standard"/>
      <text:p text:style-name="Standard"/>
      <text:p text:style-name="Standard">create table branch(</text:p>
      <text:p text:style-name="Standard">br_id varchar(8), br_name varchar(15), br_address varchar(10), bk_code varchar(16),</text:p>
      <text:p text:style-name="Standard">primary key(br_id),</text:p>
      <text:p text:style-name="Standard">foreign key(bk_code) references Bank on delete set null);</text:p>
      <text:p text:style-name="Standard"/>
      <text:p text:style-name="Standard"/>
      <text:p text:style-name="Standard"/>
      <text:p text:style-name="Standard">create table customer(</text:p>
      <text:p text:style-name="Standard"><text:s text:c="2"/>2 <text:s/>cust_id varchar(12), cust_name varchar(20), phone_no numeric(10), address varchar(15),</text:p>
      <text:p text:style-name="Standard"><text:s text:c="2"/>3 <text:s/>primary key(cust_id));</text:p>
      <text:p text:style-name="Standard"/>
      <text:p text:style-name="Standard"/>
      <text:p text:style-name="Standard">create table account(</text:p>
      <text:p text:style-name="Standard">acc_no numeric(16), acc_type varchar(8), balance numeric(15), br_id varchar(8),</text:p>
      <text:p text:style-name="Standard">primary key(acc_no),</text:p>
      <text:p text:style-name="Standard"><text:s text:c="2"/>4 <text:s/>foreign key(br_id) references branch on delete set null);</text:p>
      <text:p text:style-name="Standard"/>
      <text:p text:style-name="Standard"/>
      <text:p text:style-name="Standard">create table customer_account(</text:p>
      <text:p text:style-name="Standard"><text:s text:c="2"/>2 <text:s/>cust_id varchar(12), acc_no numeric(16),</text:p>
      <text:p text:style-name="Standard"><text:s text:c="2"/>3 <text:s/>primary key(cust_id, acc_no),</text:p>
      <text:p text:style-name="Standard"><text:s text:c="2"/>4 <text:s/>foreign key(cust_id) references customer on delete set null,</text:p>
      <text:p text:style-name="Standard"><text:s text:c="2"/>5 <text:s/>foreign key(acc_no) references account on delete set null);</text:p>
      <text:p text:style-name="Standard"/>
      <text:p text:style-name="Standard"/>
      <text:p text:style-name="Standard">create table loan(</text:p>
      <text:p text:style-name="Standard"><text:s text:c="2"/>2 <text:s/>loan_id varchar(10), loan_type varchar(12), amount numeric(12), br_id varchar(8),</text:p>
      <text:p text:style-name="Standard"><text:s text:c="2"/>3 <text:s/>primary key(loan_id),</text:p>
      <text:p text:style-name="Standard"><text:s text:c="2"/>4 <text:s/>foreign key(br_id) references branch on delete set null);</text:p>
      <text:p text:style-name="Standard"/>
      <text:p text:style-name="Standard"/>
      <text:p text:style-name="Standard">create table customer_loan(</text:p>
      <text:p text:style-name="Standard"><text:s text:c="2"/>2 <text:s/>cust_id varchar(12), loan_id varchar(10),</text:p>
      <text:p text:style-name="Standard"><text:s text:c="2"/>3 <text:s/>primary key(cust_id, loan_id),</text:p>
      <text:p text:style-name="Standard"><text:s text:c="2"/>4 <text:s/>foreign key(cust_id) references customer on delete set null,</text:p>
      <text:p text:style-name="Standard"><text:s text:c="2"/>5 <text:s/>foreign key(loan_id) references loan on delete set null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Insertion in Bank table------</text:p>
      <text:p text:style-name="P1"/>
      <text:p text:style-name="Standard">Insert into bank values('SBI000257', 'State bank of India', 'Srinivas Nagar, Mangalore, Karnataka');</text:p>
      <text:p text:style-name="Standard"/>
      <text:p text:style-name="Standard">Insert into bank values('SBI000135', 'State bank of India', 'Mukka, Surathkal, Mangalore, Karnataka');</text:p>
      <text:p text:style-name="Standard"/>
      <text:p text:style-name="Standard"><text:span text:style-name="T2">I</text:span>nsert into bank values('SBI000480', 'State bank of India', 'NITK, Surathkal, Mangalore, Karnataka');</text:p>
      <text:p text:style-name="Standard"/>
      <text:p text:style-name="Standard">Insert into bank values('KKBK000193', 'Kotak Mahindra Bank', 'Mg Road, Mangalore, Karnataka');</text:p>
      <text:p text:style-name="Standard"/>
      <text:p text:style-name="Standard">Insert into bank values('KKBK00077', 'Kotak Mahindra Bank', 'Bangalore, Karnataka');</text:p>
      <text:p text:style-name="Standard"/>
      <text:p text:style-name="Standard">Insert into bank values('KKBK00195', 'Kotak Mahindra Bank', 'Udupi, Karnataka');</text:p>
      <text:p text:style-name="Standard"/>
      <text:p text:style-name="Standard"/>
      <text:p text:style-name="Standard"/>
      <text:p text:style-name="P2">Insertion in Branch table-------</text:p>
      <text:p text:style-name="P2"/>
      <text:p text:style-name="P1">insert into branch values('br_01','Srinivas', 'Srinivas', 'SBI000257');</text:p>
      <text:p text:style-name="Standard"/>
      <text:p text:style-name="Standard">insert into branch values('br_02','Mukka', 'Surathkal', 'SBI000135');</text:p>
      <text:p text:style-name="Standard"/>
      <text:p text:style-name="Standard">insert into branch values('br_07','Bangalore','Bangalore', 'KKBK00077');</text:p>
      <text:p text:style-name="Standard"/>
      <text:p text:style-name="Standard">insert into branch values('br_08','MG Road','Mangalore', 'KKBK000193');</text:p>
      <text:p text:style-name="Standard"/>
      <text:p text:style-name="Standard">insert into branch values('br_09','Udupi','Udupi', 'KKBK00195');</text:p>
      <text:p text:style-name="Standard"/>
      <text:p text:style-name="Standard">insert into branch values('br_05','NITK','Surathkal', 'SBI000480');</text:p>
      <text:p text:style-name="Standard"/>
      <text:p text:style-name="Standard"/>
      <text:p text:style-name="Standard"/>
      <text:p text:style-name="P3">Insertion in Customer table-------</text:p>
      <text:p text:style-name="P3"/>
      <text:p text:style-name="P6">Insert into customer values('101', 'Ravi', 9675348791, 'Srinivas');</text:p>
      <text:p text:style-name="Standard"/>
      <text:p text:style-name="Standard">Insert into customer values('102', 'Kanhaiya', 8657493857, 'NITK');</text:p>
      <text:p text:style-name="Standard"/>
      <text:p text:style-name="Standard">Insert into customer values('103', 'Apurv', 9783465990, 'NITK');</text:p>
      <text:p text:style-name="Standard"/>
      <text:p text:style-name="Standard">Insert into customer values('104', 'Sunil', 7903628855, 'Nigeria');</text:p>
      <text:p text:style-name="Standard"><text:span text:style-name="T1"/></text:p>
      <text:p text:style-name="Standard">Insert into customer values('105', 'Nagender', 8576932220, 'Delhi');</text:p>
      <text:p text:style-name="Standard"/>
      <text:p text:style-name="Standard">Insert into customer values('106', 'Aryan', 9998880001, 'Delhi');</text:p>
      <text:p text:style-name="Standard"/>
      <text:p text:style-name="Standard">Insert into customer values('111', 'Sourabh', 9190818077, 'Delhi');</text:p>
      <text:p text:style-name="Standard"/>
      <text:p text:style-name="Standard"/>
      <text:p text:style-name="Standard"/>
      <text:p text:style-name="Standard"><text:soft-page-break/></text:p>
      <text:p text:style-name="P4">Insertion in Account table-------</text:p>
      <text:p text:style-name="P7"/>
      <text:p text:style-name="P7"/>
      <text:p text:style-name="Standard">insert into account values (20255001, 'Savings', 6000, 'br_08');</text:p>
      <text:p text:style-name="Standard"/>
      <text:p text:style-name="Standard">insert into account values (20255095, 'Savings', 9000, 'br_05');</text:p>
      <text:p text:style-name="Standard"/>
      <text:p text:style-name="Standard">insert into account values (20255096, 'Savings', 7000, 'br_05');</text:p>
      <text:p text:style-name="Standard"/>
      <text:p text:style-name="Standard">insert into account values (20252101, 'Savings', 7000, 'br_09');</text:p>
      <text:p text:style-name="Standard"/>
      <text:p text:style-name="Standard">insert into account values (20257007, 'Savings', 10049, 'br_07');</text:p>
      <text:p text:style-name="Standard"/>
      <text:p text:style-name="Standard">insert into account values (20251101, 'Current', 10049, 'br_01');</text:p>
      <text:p text:style-name="Standard"/>
      <text:p text:style-name="Standard">insert into account values (20259001, 'Saving', 12000, 'br_02');</text:p>
      <text:p text:style-name="Standard"/>
      <text:p text:style-name="Standard"/>
      <text:p text:style-name="Standard"/>
      <text:p text:style-name="P5">Insertion in <text:span text:style-name="T3">Customer_</text:span>Account table-------</text:p>
      <text:p text:style-name="P8"/>
      <text:p text:style-name="P8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5:04:49.687416216</meta:creation-date>
    <dc:date>2025-03-12T16:34:04.014509379</dc:date>
    <meta:editing-duration>PT7M53S</meta:editing-duration>
    <meta:editing-cycles>1</meta:editing-cycles>
    <meta:document-statistic meta:table-count="0" meta:image-count="0" meta:object-count="0" meta:page-count="3" meta:paragraph-count="59" meta:word-count="378" meta:character-count="3342" meta:non-whitespace-character-count="2974"/>
    <meta:generator>LibreOffice/7.3.7.2$Linux_X86_64 LibreOffice_project/30$Build-2</meta:generator>
  </office:meta>
</office:document-meta>
</file>